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121.95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2"/>
    <style:style style:name="ce2" style:family="table-cell" style:parent-style-name="Default" style:data-style-name="N12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49.71pt" svg:height="655.31pt" svg:x="198.82pt" svg:y="71.66pt">
            <draw:object draw:notify-on-update-of-ranges="Sheet1.A1:Sheet1.A253 Sheet1.B1:Sheet1.B2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.0</text:p>
          </table:table-cell>
          <table:table-cell table:formula="of:=[.D$2]+[.E$2]*[.A1]+[.F$2]*[.A1]^2+[.G$2]*[.A1]^3" office:value-type="float" office:value="28" calcext:value-type="float">
            <text:p>28.00000000000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2">
          <table:table-cell table:formula="of:=[.A1]+1" office:value-type="float" office:value="1" calcext:value-type="float">
            <text:p>1.0</text:p>
          </table:table-cell>
          <table:table-cell office:value-type="float" office:value="28" calcext:value-type="float">
            <text:p>28.000000000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6775070969851" calcext:value-type="float">
            <text:p>6.78E-03</text:p>
          </table:table-cell>
          <table:table-cell office:value-type="float" office:value="-0.002124527758" calcext:value-type="float">
            <text:p>-0.002124527758</text:p>
          </table:table-cell>
          <table:table-cell table:number-columns-repeated="2"/>
          <table:table-cell table:formula="of:=9*28" office:value-type="float" office:value="252" calcext:value-type="float">
            <text:p>252</text:p>
          </table:table-cell>
        </table:table-row>
        <table:table-row table:style-name="ro2">
          <table:table-cell table:formula="of:=[.A2]+1" office:value-type="float" office:value="2" calcext:value-type="float">
            <text:p>2.0</text:p>
          </table:table-cell>
          <table:table-cell office:value-type="float" office:value="28" calcext:value-type="float">
            <text:p>28.00000000000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25.0735" calcext:value-type="float">
            <text:p>2.51E+01</text:p>
          </table:table-cell>
          <table:table-cell table:style-name="ce3" office:value-type="float" office:value="0.9754803562315" calcext:value-type="float">
            <text:p>0.9754803562315</text:p>
          </table:table-cell>
          <table:table-cell office:value-type="float" office:value="-0.1016116352781" calcext:value-type="float">
            <text:p>-0.1016116352781</text:p>
          </table:table-cell>
          <table:table-cell table:style-name="ce4" office:value-type="float" office:value="0.001889794677828" calcext:value-type="float">
            <text:p>1.89E-03</text:p>
          </table:table-cell>
          <table:table-cell table:number-columns-repeated="2"/>
          <table:table-cell table:formula="of:=[.J2]-54" office:value-type="float" office:value="198" calcext:value-type="float">
            <text:p>198</text:p>
          </table:table-cell>
        </table:table-row>
        <table:table-row table:style-name="ro2">
          <table:table-cell table:formula="of:=[.A3]+1" office:value-type="float" office:value="3" calcext:value-type="float">
            <text:p>3.0</text:p>
          </table:table-cell>
          <table:table-cell office:value-type="float" office:value="28" calcext:value-type="float">
            <text:p>28.00000000000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25.79601052357" calcext:value-type="float">
            <text:p>2.58E+01</text:p>
          </table:table-cell>
          <table:table-cell table:style-name="ce4" office:value-type="float" office:value="0.8206693007457" calcext:value-type="float">
            <text:p>8.21E-01</text:p>
          </table:table-cell>
          <table:table-cell office:value-type="float" office:value="-0.0955370274339" calcext:value-type="float">
            <text:p>-0.0955370274339</text:p>
          </table:table-cell>
          <table:table-cell table:style-name="ce4" office:value-type="float" office:value="0.001626510569859" calcext:value-type="float">
            <text:p>1.63E-03</text:p>
          </table:table-cell>
          <table:table-cell/>
          <table:table-cell office:value-type="float" office:value="23.4501328986439" calcext:value-type="float">
            <text:p>23.4501328986439</text:p>
          </table:table-cell>
          <table:table-cell/>
        </table:table-row>
        <table:table-row table:style-name="ro2">
          <table:table-cell table:formula="of:=[.A4]+1" office:value-type="float" office:value="4" calcext:value-type="float">
            <text:p>4.0</text:p>
          </table:table-cell>
          <table:table-cell table:formula="of:=[.D$2]+[.E$2]*[.A5]+[.F$2]*[.A5]^2+[.G$2]*[.A5]^3" office:value-type="float" office:value="27.9724313590056" calcext:value-type="float">
            <text:p>27.972431359006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40.46435022819" calcext:value-type="float">
            <text:p>4.05E+01</text:p>
          </table:table-cell>
          <table:table-cell office:value-type="float" office:value="-1.379581654948" calcext:value-type="float">
            <text:p>-1.379581654948</text:p>
          </table:table-cell>
          <table:table-cell office:value-type="float" office:value="0.01945884504128" calcext:value-type="float">
            <text:p>0.01945884504128</text:p>
          </table:table-cell>
          <table:table-cell office:value-type="float" office:value="-0.000207031893219" calcext:value-type="float">
            <text:p>-0.000207031893219</text:p>
          </table:table-cell>
          <table:table-cell/>
          <table:table-cell office:value-type="float" office:value="0.03255" calcext:value-type="float">
            <text:p>0.03255</text:p>
          </table:table-cell>
          <table:table-cell/>
        </table:table-row>
        <table:table-row table:style-name="ro2">
          <table:table-cell table:formula="of:=[.A5]+1" office:value-type="float" office:value="5" calcext:value-type="float">
            <text:p>5.0</text:p>
          </table:table-cell>
          <table:table-cell table:formula="of:=[.D$2]+[.E$2]*[.A6]+[.F$2]*[.A6]^2+[.G$2]*[.A6]^3" office:value-type="float" office:value="27.9038108044963" calcext:value-type="float">
            <text:p>27.903810804496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7.92461334664" calcext:value-type="float">
            <text:p>1.79E+01</text:p>
          </table:table-cell>
          <table:table-cell table:style-name="ce4" office:value-type="float" office:value="0.8743920332081" calcext:value-type="float">
            <text:p>8.74E-01</text:p>
          </table:table-cell>
          <table:table-cell table:style-name="ce3" office:value-type="float" office:value="-0.05567361123058" calcext:value-type="float">
            <text:p>-0.05567361123058</text:p>
          </table:table-cell>
          <table:table-cell table:style-name="ce4" office:value-type="float" office:value="0.0006277731764683" calcext:value-type="float">
            <text:p>6.28E-04</text:p>
          </table:table-cell>
          <table:table-cell table:number-columns-repeated="3"/>
        </table:table-row>
        <table:table-row table:style-name="ro2">
          <table:table-cell table:formula="of:=[.A6]+1" office:value-type="float" office:value="6" calcext:value-type="float">
            <text:p>6.0</text:p>
          </table:table-cell>
          <table:table-cell table:formula="of:=[.D$2]+[.E$2]*[.A7]+[.F$2]*[.A7]^2+[.G$2]*[.A7]^3" office:value-type="float" office:value="27.7850045591866" calcext:value-type="float">
            <text:p>27.785004559187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56.39011190988" calcext:value-type="float">
            <text:p>5.64E+01</text:p>
          </table:table-cell>
          <table:table-cell table:style-name="ce3" office:value-type="float" office:value="-2.010520359035" calcext:value-type="float">
            <text:p>-2.010520359035</text:p>
          </table:table-cell>
          <table:table-cell table:style-name="ce4" office:value-type="float" office:value="0.01644919857549" calcext:value-type="float">
            <text:p>1.64E-02</text:p>
          </table:table-cell>
          <table:table-cell table:style-name="ce4" office:value-type="float" office:value="0.00002674976141766" calcext:value-type="float">
            <text:p>2.67E-05</text:p>
          </table:table-cell>
          <table:table-cell table:number-columns-repeated="3"/>
        </table:table-row>
        <table:table-row table:style-name="ro1">
          <table:table-cell table:formula="of:=[.A7]+1" office:value-type="float" office:value="7" calcext:value-type="float">
            <text:p>7.0</text:p>
          </table:table-cell>
          <table:table-cell table:formula="of:=[.D$2]+[.E$2]*[.A8]+[.F$2]*[.A8]^2+[.G$2]*[.A8]^3" office:value-type="float" office:value="27.6032654565287" calcext:value-type="float">
            <text:p>27.603265456529</text:p>
          </table:table-cell>
          <table:table-cell table:number-columns-repeated="8"/>
        </table:table-row>
        <table:table-row table:style-name="ro1">
          <table:table-cell table:formula="of:=[.A8]+1" office:value-type="float" office:value="8" calcext:value-type="float">
            <text:p>8.0</text:p>
          </table:table-cell>
          <table:table-cell table:formula="of:=[.D$2]+[.E$2]*[.A9]+[.F$2]*[.A9]^2+[.G$2]*[.A9]^3" office:value-type="float" office:value="27.3458463299745" calcext:value-type="float">
            <text:p>27.345846329975</text:p>
          </table:table-cell>
          <table:table-cell table:number-columns-repeated="8"/>
        </table:table-row>
        <table:table-row table:style-name="ro1">
          <table:table-cell table:formula="of:=[.A9]+1" office:value-type="float" office:value="9" calcext:value-type="float">
            <text:p>9.0</text:p>
          </table:table-cell>
          <table:table-cell table:formula="of:=[.D$3]+[.E$3]*[.A10]+[.F$3]*[.A10]^2+[.G$3]*[.A10]^3" office:value-type="float" office:value="26.999941068694" calcext:value-type="float">
            <text:p>26.999941068694</text:p>
          </table:table-cell>
          <table:table-cell table:number-columns-repeated="8"/>
        </table:table-row>
        <table:table-row table:style-name="ro1">
          <table:table-cell table:formula="of:=[.A10]+1" office:value-type="float" office:value="10" calcext:value-type="float">
            <text:p>10.0</text:p>
          </table:table-cell>
          <table:table-cell table:formula="of:=[.D$3]+[.E$3]*[.A11]+[.F$3]*[.A11]^2+[.G$3]*[.A11]^3" office:value-type="float" office:value="26.556934712333" calcext:value-type="float">
            <text:p>26.556934712333</text:p>
          </table:table-cell>
          <table:table-cell table:number-columns-repeated="4"/>
          <table:table-cell office:value-type="float" office:value="-0.002124527758" calcext:value-type="float">
            <text:p>-0.002124527758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 calcext:value-type="float">
            <text:p>11.0</text:p>
          </table:table-cell>
          <table:table-cell table:formula="of:=[.D$3]+[.E$3]*[.A12]+[.F$3]*[.A12]^2+[.G$3]*[.A12]^3" office:value-type="float" office:value="26.0240927660855" calcext:value-type="float">
            <text:p>26.024092766086</text:p>
          </table:table-cell>
          <table:table-cell table:number-columns-repeated="4"/>
          <table:table-cell table:style-name="ce5" office:value-type="string" calcext:value-type="string">
            <text:p>−2.124527775800E-3</text:p>
          </table:table-cell>
          <table:table-cell table:number-columns-repeated="3"/>
        </table:table-row>
        <table:table-row table:style-name="ro1">
          <table:table-cell table:formula="of:=[.A12]+1" office:value-type="float" office:value="12" calcext:value-type="float">
            <text:p>12.0</text:p>
          </table:table-cell>
          <table:table-cell table:formula="of:=[.D$3]+[.E$3]*[.A13]+[.F$3]*[.A13]^2+[.G$3]*[.A13]^3" office:value-type="float" office:value="25.4127539980184" calcext:value-type="float">
            <text:p>25.412753998018</text:p>
          </table:table-cell>
          <table:table-cell table:number-columns-repeated="4"/>
          <table:table-cell table:formula="of:=[.G12]*1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[.A13]+1" office:value-type="float" office:value="13" calcext:value-type="float">
            <text:p>13.0</text:p>
          </table:table-cell>
          <table:table-cell table:formula="of:=[.D$3]+[.E$3]*[.A14]+[.F$3]*[.A14]^2+[.G$3]*[.A14]^3" office:value-type="float" office:value="24.7342571761987" calcext:value-type="float">
            <text:p>24.734257176199</text:p>
          </table:table-cell>
          <table:table-cell/>
          <table:table-cell table:formula="of:=[.D3]*1" office:value-type="float" office:value="25.0735" calcext:value-type="float">
            <text:p>25.0735</text:p>
          </table:table-cell>
          <table:table-cell table:formula="of:=[.E3]*1" office:value-type="float" office:value="0.9754803562315" calcext:value-type="float">
            <text:p>0.9754803562315</text:p>
          </table:table-cell>
          <table:table-cell table:formula="of:=[.F3]*1" office:value-type="float" office:value="-0.1016116352781" calcext:value-type="float">
            <text:p>-0.1016116352781</text:p>
          </table:table-cell>
          <table:table-cell table:formula="of:=[.G3]*1" office:value-type="float" office:value="0.001889794677828" calcext:value-type="float">
            <text:p>0.001889794677828</text:p>
          </table:table-cell>
          <table:table-cell table:number-columns-repeated="3"/>
        </table:table-row>
        <table:table-row table:style-name="ro1">
          <table:table-cell table:formula="of:=[.A14]+1" office:value-type="float" office:value="14" calcext:value-type="float">
            <text:p>14.0</text:p>
          </table:table-cell>
          <table:table-cell table:formula="of:=[.D$3]+[.E$3]*[.A15]+[.F$3]*[.A15]^2+[.G$3]*[.A15]^3" office:value-type="float" office:value="23.9999410686934" calcext:value-type="float">
            <text:p>23.999941068694</text:p>
          </table:table-cell>
          <table:table-cell table:number-columns-repeated="8"/>
        </table:table-row>
        <table:table-row table:style-name="ro1">
          <table:table-cell table:formula="of:=[.A15]+1" office:value-type="float" office:value="15" calcext:value-type="float">
            <text:p>15.0</text:p>
          </table:table-cell>
          <table:table-cell table:formula="of:=[.I4]-[.I5]" office:value-type="float" office:value="23.4175828986439" calcext:value-type="float">
            <text:p>23.417582898644</text:p>
          </table:table-cell>
          <table:table-cell table:number-columns-repeated="4"/>
          <table:table-cell table:style-name="ce5" office:value-type="string" calcext:value-type="string">
            <text:p>−1.016116352781E-1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.0</text:p>
          </table:table-cell>
          <table:table-cell table:formula="of:=[.D$5]+[.E$5]*[.A17]+[.F$5]*[.A17]^2+[.G$5]*[.A17]^3" office:value-type="float" office:value="22.5245054449647" calcext:value-type="float">
            <text:p>22.524505444965</text:p>
          </table:table-cell>
          <table:table-cell table:number-columns-repeated="4"/>
          <table:table-cell office:value-type="float" office:value="-0.1016116352781" calcext:value-type="float">
            <text:p>-0.1016116352781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.0</text:p>
          </table:table-cell>
          <table:table-cell table:formula="of:=[.D$5]+[.E$5]*[.A18]+[.F$5]*[.A18]^2+[.G$5]*[.A18]^3" office:value-type="float" office:value="21.617920619619" calcext:value-type="float">
            <text:p>21.617920619619</text:p>
          </table:table-cell>
          <table:table-cell table:number-columns-repeated="8"/>
        </table:table-row>
        <table:table-row table:style-name="ro3">
          <table:table-cell table:formula="of:=[.A18]+1" office:value-type="float" office:value="18" calcext:value-type="float">
            <text:p>18.0</text:p>
          </table:table-cell>
          <table:table-cell table:formula="of:=[.D$5]+[.E$5]*[.A19]+[.F$5]*[.A19]^2+[.G$5]*[.A19]^3" office:value-type="float" office:value="20.7291362312475" calcext:value-type="float">
            <text:p>20.729136231248</text:p>
          </table:table-cell>
          <table:table-cell table:number-columns-repeated="3"/>
          <table:table-cell table:style-name="ce3" office:value-type="string" calcext:value-type="string">
            <text:p>−9.055370274339E-2</text:p>
          </table:table-cell>
          <table:table-cell table:number-columns-repeated="4"/>
        </table:table-row>
        <table:table-row table:style-name="ro1">
          <table:table-cell table:formula="of:=[.A19]+1" office:value-type="float" office:value="19" calcext:value-type="float">
            <text:p>19.0</text:p>
          </table:table-cell>
          <table:table-cell table:formula="of:=[.D$5]+[.E$5]*[.A20]+[.F$5]*[.A20]^2+[.G$5]*[.A20]^3" office:value-type="float" office:value="19.856910088491" calcext:value-type="float">
            <text:p>19.856910088491</text:p>
          </table:table-cell>
          <table:table-cell/>
          <table:table-cell table:formula="of:=1*[.D4]" office:value-type="float" office:value="25.79601052357" calcext:value-type="float">
            <text:p>25.79601052357</text:p>
          </table:table-cell>
          <table:table-cell table:formula="of:=1*[.E4]" office:value-type="float" office:value="0.8206693007457" calcext:value-type="float">
            <text:p>0.8206693007457</text:p>
          </table:table-cell>
          <table:table-cell table:formula="of:=1*[.F4]" office:value-type="float" office:value="-0.0955370274339" calcext:value-type="float">
            <text:p>-0.0955370274339</text:p>
          </table:table-cell>
          <table:table-cell table:formula="of:=1*[.G4]" office:value-type="float" office:value="0.001626510569859" calcext:value-type="float">
            <text:p>0.001626510569859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 calcext:value-type="float">
            <text:p>20.0</text:p>
          </table:table-cell>
          <table:table-cell table:formula="of:=[.D$5]+[.E$5]*[.A21]+[.F$5]*[.A21]^2+[.G$5]*[.A21]^3" office:value-type="float" office:value="18.99999999999" calcext:value-type="float">
            <text:p>18.999999999990</text:p>
          </table:table-cell>
          <table:table-cell table:number-columns-repeated="3"/>
          <table:table-cell office:value-type="float" office:value="-0.0955370274339" calcext:value-type="float">
            <text:p>-0.0955370274339</text:p>
          </table:table-cell>
          <table:table-cell office:value-type="float" office:value="-0.000207031893219" calcext:value-type="float">
            <text:p>-0.000207031893219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 calcext:value-type="float">
            <text:p>21.0</text:p>
          </table:table-cell>
          <table:table-cell table:formula="of:=[.D$5]+[.E$5]*[.A22]+[.F$5]*[.A22]^2+[.G$5]*[.A22]^3" office:value-type="float" office:value="18.1571637743853" calcext:value-type="float">
            <text:p>18.157163774385</text:p>
          </table:table-cell>
          <table:table-cell/>
          <table:table-cell table:formula="of:=1*[.D5]" office:value-type="float" office:value="40.46435022819" calcext:value-type="float">
            <text:p>40.46435022819</text:p>
          </table:table-cell>
          <table:table-cell table:formula="of:=1*[.E5]" office:value-type="float" office:value="-1.379581654948" calcext:value-type="float">
            <text:p>-1.379581654948</text:p>
          </table:table-cell>
          <table:table-cell table:formula="of:=1*[.F5]" office:value-type="float" office:value="0.01945884504128" calcext:value-type="float">
            <text:p>0.01945884504128</text:p>
          </table:table-cell>
          <table:table-cell table:formula="of:=1*[.G5]" office:value-type="float" office:value="-0.000207031893219" calcext:value-type="float">
            <text:p>-0.000207031893219</text:p>
          </table:table-cell>
          <table:table-cell table:number-columns-repeated="3"/>
        </table:table-row>
        <table:table-row table:style-name="ro1">
          <table:table-cell table:formula="of:=[.A22]+1" office:value-type="float" office:value="22" calcext:value-type="float">
            <text:p>22.0</text:p>
          </table:table-cell>
          <table:table-cell table:formula="of:=[.D$5]+[.E$5]*[.A23]+[.F$5]*[.A23]^2+[.G$5]*[.A23]^3" office:value-type="float" office:value="17.3271592203176" calcext:value-type="float">
            <text:p>17.327159220318</text:p>
          </table:table-cell>
          <table:table-cell table:number-columns-repeated="2"/>
          <table:table-cell office:value-type="float" office:value="-1.379581654948" calcext:value-type="float">
            <text:p>-1.379581654948</text:p>
          </table:table-cell>
          <table:table-cell table:number-columns-repeated="5"/>
        </table:table-row>
        <table:table-row table:style-name="ro1">
          <table:table-cell table:formula="of:=[.A23]+1" office:value-type="float" office:value="23" calcext:value-type="float">
            <text:p>23.0</text:p>
          </table:table-cell>
          <table:table-cell table:formula="of:=[.D$5]+[.E$5]*[.A24]+[.F$5]*[.A24]^2+[.G$5]*[.A24]^3" office:value-type="float" office:value="16.5087441464275" calcext:value-type="float">
            <text:p>16.508744146428</text:p>
          </table:table-cell>
          <table:table-cell/>
          <table:table-cell table:formula="of:=1*[.D6]" office:value-type="float" office:value="17.92461334664" calcext:value-type="float">
            <text:p>17.92461334664</text:p>
          </table:table-cell>
          <table:table-cell table:formula="of:=1*[.E6]" office:value-type="float" office:value="0.8743920332081" calcext:value-type="float">
            <text:p>0.8743920332081</text:p>
          </table:table-cell>
          <table:table-cell table:formula="of:=1*[.F6]" office:value-type="float" office:value="-0.05567361123058" calcext:value-type="float">
            <text:p>-0.05567361123058</text:p>
          </table:table-cell>
          <table:table-cell table:formula="of:=1*[.G6]" office:value-type="float" office:value="0.0006277731764683" calcext:value-type="float">
            <text:p>0.000627773176468</text:p>
          </table:table-cell>
          <table:table-cell table:number-columns-repeated="3"/>
        </table:table-row>
        <table:table-row table:style-name="ro1">
          <table:table-cell table:formula="of:=[.A24]+1" office:value-type="float" office:value="24" calcext:value-type="float">
            <text:p>24.0</text:p>
          </table:table-cell>
          <table:table-cell table:formula="of:=[.D$5]+[.E$5]*[.A25]+[.F$5]*[.A25]^2+[.G$5]*[.A25]^3" office:value-type="float" office:value="15.7006763613558" calcext:value-type="float">
            <text:p>15.700676361356</text:p>
          </table:table-cell>
          <table:table-cell/>
          <table:table-cell table:formula="of:=1*[.D7]" office:value-type="float" office:value="56.39011190988" calcext:value-type="float">
            <text:p>56.39011190988</text:p>
          </table:table-cell>
          <table:table-cell table:formula="of:=1*[.E7]" office:value-type="float" office:value="-2.010520359035" calcext:value-type="float">
            <text:p>-2.010520359035</text:p>
          </table:table-cell>
          <table:table-cell table:formula="of:=1*[.F7]" office:value-type="float" office:value="0.01644919857549" calcext:value-type="float">
            <text:p>0.01644919857549</text:p>
          </table:table-cell>
          <table:table-cell table:formula="of:=1*[.G7]" office:value-type="float" office:value="0.00002674976141766" calcext:value-type="float">
            <text:p>2.674976141766E-05</text:p>
          </table:table-cell>
          <table:table-cell table:number-columns-repeated="3"/>
        </table:table-row>
        <table:table-row table:style-name="ro1">
          <table:table-cell table:formula="of:=[.A25]+1" office:value-type="float" office:value="25" calcext:value-type="float">
            <text:p>25.0</text:p>
          </table:table-cell>
          <table:table-cell table:formula="of:=[.D$5]+[.E$5]*[.A26]+[.F$5]*[.A26]^2+[.G$5]*[.A26]^3" office:value-type="float" office:value="14.9017136737431" calcext:value-type="float">
            <text:p>14.901713673743</text:p>
          </table:table-cell>
          <table:table-cell table:number-columns-repeated="8"/>
        </table:table-row>
        <table:table-row table:style-name="ro1">
          <table:table-cell table:formula="of:=[.A26]+1" office:value-type="float" office:value="26" calcext:value-type="float">
            <text:p>26.0</text:p>
          </table:table-cell>
          <table:table-cell table:formula="of:=[.D$5]+[.E$5]*[.A27]+[.F$5]*[.A27]^2+[.G$5]*[.A27]^3" office:value-type="float" office:value="14.1106138922301" calcext:value-type="float">
            <text:p>14.110613892230</text:p>
          </table:table-cell>
          <table:table-cell table:number-columns-repeated="8"/>
        </table:table-row>
        <table:table-row table:style-name="ro1">
          <table:table-cell table:formula="of:=[.A27]+1" office:value-type="float" office:value="27" calcext:value-type="float">
            <text:p>27.0</text:p>
          </table:table-cell>
          <table:table-cell table:formula="of:=[.D$5]+[.E$5]*[.A28]+[.F$5]*[.A28]^2+[.G$5]*[.A28]^3" office:value-type="float" office:value="13.3261348254575" calcext:value-type="float">
            <text:p>13.326134825458</text:p>
          </table:table-cell>
          <table:table-cell table:number-columns-repeated="8"/>
        </table:table-row>
        <table:table-row table:style-name="ro1">
          <table:table-cell table:formula="of:=[.A28]+1" office:value-type="float" office:value="28" calcext:value-type="float">
            <text:p>28.0</text:p>
          </table:table-cell>
          <table:table-cell table:formula="of:=[.D$5]+[.E$5]*[.A29]+[.F$5]*[.A29]^2+[.G$5]*[.A29]^3" office:value-type="float" office:value="12.547034282066" calcext:value-type="float">
            <text:p>12.547034282066</text:p>
          </table:table-cell>
          <table:table-cell table:number-columns-repeated="8"/>
        </table:table-row>
        <table:table-row table:style-name="ro1">
          <table:table-cell table:formula="of:=[.A29]+1" office:value-type="float" office:value="29" calcext:value-type="float">
            <text:p>29.0</text:p>
          </table:table-cell>
          <table:table-cell table:formula="of:=[.D$5]+[.E$5]*[.A30]+[.F$5]*[.A30]^2+[.G$5]*[.A30]^3" office:value-type="float" office:value="11.7720700706963" calcext:value-type="float">
            <text:p>11.772070070696</text:p>
          </table:table-cell>
          <table:table-cell table:number-columns-repeated="8"/>
        </table:table-row>
        <table:table-row table:style-name="ro1">
          <table:table-cell table:formula="of:=[.A30]+1" office:value-type="float" office:value="30" calcext:value-type="float">
            <text:p>30.0</text:p>
          </table:table-cell>
          <table:table-cell table:formula="of:=[.D$5]+[.E$5]*[.A31]+[.F$5]*[.A31]^2+[.G$5]*[.A31]^3" office:value-type="float" office:value="10.999999999989" calcext:value-type="float">
            <text:p>10.999999999989</text:p>
          </table:table-cell>
          <table:table-cell table:number-columns-repeated="8"/>
        </table:table-row>
        <table:table-row table:style-name="ro1">
          <table:table-cell table:formula="of:=[.A31]+1" office:value-type="float" office:value="31" calcext:value-type="float">
            <text:p>31.0</text:p>
          </table:table-cell>
          <table:table-cell table:formula="of:=[.D$6]+[.E$6]*[.A32]+[.F$6]*[.A32]^2+[.G$6]*[.A32]^3" office:value-type="float" office:value="10.2304166836709" calcext:value-type="float">
            <text:p>10.230416683671</text:p>
          </table:table-cell>
          <table:table-cell table:number-columns-repeated="8"/>
        </table:table-row>
        <table:table-row table:style-name="ro1">
          <table:table-cell table:formula="of:=[.A32]+1" office:value-type="float" office:value="32" calcext:value-type="float">
            <text:p>32.0</text:p>
          </table:table-cell>
          <table:table-cell table:formula="of:=[.D$6]+[.E$6]*[.A33]+[.F$6]*[.A33]^2+[.G$6]*[.A33]^3" office:value-type="float" office:value="9.46625195569854" calcext:value-type="float">
            <text:p>9.466251955699</text:p>
          </table:table-cell>
          <table:table-cell table:number-columns-repeated="8"/>
        </table:table-row>
        <table:table-row table:style-name="ro1">
          <table:table-cell table:formula="of:=[.A33]+1" office:value-type="float" office:value="33" calcext:value-type="float">
            <text:p>33.0</text:p>
          </table:table-cell>
          <table:table-cell table:formula="of:=[.D$6]+[.E$6]*[.A34]+[.F$6]*[.A34]^2+[.G$6]*[.A34]^3" office:value-type="float" office:value="8.71127245514698" calcext:value-type="float">
            <text:p>8.711272455147</text:p>
          </table:table-cell>
          <table:table-cell table:number-columns-repeated="8"/>
        </table:table-row>
        <table:table-row table:style-name="ro1">
          <table:table-cell table:formula="of:=[.A34]+1" office:value-type="float" office:value="34" calcext:value-type="float">
            <text:p>34.0</text:p>
          </table:table-cell>
          <table:table-cell table:formula="of:=[.D$6]+[.E$6]*[.A35]+[.F$6]*[.A35]^2+[.G$6]*[.A35]^3" office:value-type="float" office:value="7.969244821075" calcext:value-type="float">
            <text:p>7.969244821075</text:p>
          </table:table-cell>
          <table:table-cell table:number-columns-repeated="8"/>
        </table:table-row>
        <table:table-row table:style-name="ro1">
          <table:table-cell table:formula="of:=[.A35]+1" office:value-type="float" office:value="35" calcext:value-type="float">
            <text:p>35.0</text:p>
          </table:table-cell>
          <table:table-cell table:formula="of:=[.D$6]+[.E$6]*[.A36]+[.F$6]*[.A36]^2+[.G$6]*[.A36]^3" office:value-type="float" office:value="7.24393569254138" calcext:value-type="float">
            <text:p>7.243935692541</text:p>
          </table:table-cell>
          <table:table-cell table:number-columns-repeated="8"/>
        </table:table-row>
        <table:table-row table:style-name="ro1">
          <table:table-cell table:formula="of:=[.A36]+1" office:value-type="float" office:value="36" calcext:value-type="float">
            <text:p>36.0</text:p>
          </table:table-cell>
          <table:table-cell table:formula="of:=[.D$6]+[.E$6]*[.A37]+[.F$6]*[.A37]^2+[.G$6]*[.A37]^3" office:value-type="float" office:value="6.53911170860494" calcext:value-type="float">
            <text:p>6.539111708605</text:p>
          </table:table-cell>
          <table:table-cell table:number-columns-repeated="8"/>
        </table:table-row>
        <table:table-row table:style-name="ro1">
          <table:table-cell table:formula="of:=[.A37]+1" office:value-type="float" office:value="37" calcext:value-type="float">
            <text:p>37.0</text:p>
          </table:table-cell>
          <table:table-cell table:formula="of:=[.D$6]+[.E$6]*[.A38]+[.F$6]*[.A38]^2+[.G$6]*[.A38]^3" office:value-type="float" office:value="5.85853950832449" calcext:value-type="float">
            <text:p>5.858539508324</text:p>
          </table:table-cell>
          <table:table-cell table:number-columns-repeated="8"/>
        </table:table-row>
        <table:table-row table:style-name="ro1">
          <table:table-cell table:formula="of:=[.A38]+1" office:value-type="float" office:value="38" calcext:value-type="float">
            <text:p>38.0</text:p>
          </table:table-cell>
          <table:table-cell table:formula="of:=[.D$6]+[.E$6]*[.A39]+[.F$6]*[.A39]^2+[.G$6]*[.A39]^3" office:value-type="float" office:value="5.20598573075885" calcext:value-type="float">
            <text:p>5.205985730759</text:p>
          </table:table-cell>
          <table:table-cell table:number-columns-repeated="8"/>
        </table:table-row>
        <table:table-row table:style-name="ro1">
          <table:table-cell table:formula="of:=[.A39]+1" office:value-type="float" office:value="39" calcext:value-type="float">
            <text:p>39.0</text:p>
          </table:table-cell>
          <table:table-cell table:formula="of:=[.D$6]+[.E$6]*[.A40]+[.F$6]*[.A40]^2+[.G$6]*[.A40]^3" office:value-type="float" office:value="4.58521701496682" calcext:value-type="float">
            <text:p>4.585217014967</text:p>
          </table:table-cell>
          <table:table-cell table:number-columns-repeated="8"/>
        </table:table-row>
        <table:table-row table:style-name="ro1">
          <table:table-cell table:formula="of:=[.A40]+1" office:value-type="float" office:value="40" calcext:value-type="float">
            <text:p>40.0</text:p>
          </table:table-cell>
          <table:table-cell table:formula="of:=[.D$6]+[.E$6]*[.A41]+[.F$6]*[.A41]^2+[.G$6]*[.A41]^3" office:value-type="float" office:value="4.00000000000721" calcext:value-type="float">
            <text:p>4.000000000007</text:p>
          </table:table-cell>
          <table:table-cell table:number-columns-repeated="8"/>
        </table:table-row>
        <table:table-row table:style-name="ro1">
          <table:table-cell table:formula="of:=[.A41]+1" office:value-type="float" office:value="41" calcext:value-type="float">
            <text:p>41.0</text:p>
          </table:table-cell>
          <table:table-cell table:formula="of:=[.D$7]+[.E$7]*[.A42]+[.F$7]*[.A42]^2+[.G$7]*[.A42]^3" office:value-type="float" office:value="3.45350030151023" calcext:value-type="float">
            <text:p>3.453500301510</text:p>
          </table:table-cell>
          <table:table-cell table:number-columns-repeated="8"/>
        </table:table-row>
        <table:table-row table:style-name="ro1">
          <table:table-cell table:formula="of:=[.A42]+1" office:value-type="float" office:value="42" calcext:value-type="float">
            <text:p>42.0</text:p>
          </table:table-cell>
          <table:table-cell table:formula="of:=[.D$7]+[.E$7]*[.A43]+[.F$7]*[.A43]^2+[.G$7]*[.A43]^3" office:value-type="float" office:value="2.94647944148595" calcext:value-type="float">
            <text:p>2.946479441486</text:p>
          </table:table-cell>
          <table:table-cell table:number-columns-repeated="8"/>
        </table:table-row>
        <table:table-row table:style-name="ro1">
          <table:table-cell table:formula="of:=[.A43]+1" office:value-type="float" office:value="43" calcext:value-type="float">
            <text:p>43.0</text:p>
          </table:table-cell>
          <table:table-cell table:formula="of:=[.D$7]+[.E$7]*[.A44]+[.F$7]*[.A44]^2+[.G$7]*[.A44]^3" office:value-type="float" office:value="2.4790979184899" calcext:value-type="float">
            <text:p>2.479097918490</text:p>
          </table:table-cell>
          <table:table-cell table:number-columns-repeated="8"/>
        </table:table-row>
        <table:table-row table:style-name="ro1">
          <table:table-cell table:formula="of:=[.A44]+1" office:value-type="float" office:value="44" calcext:value-type="float">
            <text:p>44.0</text:p>
          </table:table-cell>
          <table:table-cell table:formula="of:=[.D$7]+[.E$7]*[.A45]+[.F$7]*[.A45]^2+[.G$7]*[.A45]^3" office:value-type="float" office:value="2.05151623109059" calcext:value-type="float">
            <text:p>2.051516231091</text:p>
          </table:table-cell>
          <table:table-cell table:number-columns-repeated="8"/>
        </table:table-row>
        <table:table-row table:style-name="ro1">
          <table:table-cell table:formula="of:=[.A45]+1" office:value-type="float" office:value="45" calcext:value-type="float">
            <text:p>45.0</text:p>
          </table:table-cell>
          <table:table-cell table:formula="of:=[.D$7]+[.E$7]*[.A46]+[.F$7]*[.A46]^2+[.G$7]*[.A46]^3" office:value-type="float" office:value="1.66389487785652" calcext:value-type="float">
            <text:p>1.663894877857</text:p>
          </table:table-cell>
          <table:table-cell table:number-columns-repeated="8"/>
        </table:table-row>
        <table:table-row table:style-name="ro1">
          <table:table-cell table:formula="of:=[.A46]+1" office:value-type="float" office:value="46" calcext:value-type="float">
            <text:p>46.0</text:p>
          </table:table-cell>
          <table:table-cell table:formula="of:=[.D$7]+[.E$7]*[.A47]+[.F$7]*[.A47]^2+[.G$7]*[.A47]^3" office:value-type="float" office:value="1.3163943573562" calcext:value-type="float">
            <text:p>1.316394357356</text:p>
          </table:table-cell>
          <table:table-cell table:number-columns-repeated="8"/>
        </table:table-row>
        <table:table-row table:style-name="ro1">
          <table:table-cell table:formula="of:=[.A47]+1" office:value-type="float" office:value="47" calcext:value-type="float">
            <text:p>47.0</text:p>
          </table:table-cell>
          <table:table-cell table:formula="of:=[.D$7]+[.E$7]*[.A48]+[.F$7]*[.A48]^2+[.G$7]*[.A48]^3" office:value-type="float" office:value="1.00917516815813" calcext:value-type="float">
            <text:p>1.009175168158</text:p>
          </table:table-cell>
          <table:table-cell table:number-columns-repeated="8"/>
        </table:table-row>
        <table:table-row table:style-name="ro1">
          <table:table-cell table:formula="of:=[.A48]+1" office:value-type="float" office:value="48" calcext:value-type="float">
            <text:p>48.0</text:p>
          </table:table-cell>
          <table:table-cell table:formula="of:=[.D$7]+[.E$7]*[.A49]+[.F$7]*[.A49]^2+[.G$7]*[.A49]^3" office:value-type="float" office:value="0.742397808830817" calcext:value-type="float">
            <text:p>0.742397808831</text:p>
          </table:table-cell>
          <table:table-cell table:number-columns-repeated="8"/>
        </table:table-row>
        <table:table-row table:style-name="ro1">
          <table:table-cell table:formula="of:=[.A49]+1" office:value-type="float" office:value="49" calcext:value-type="float">
            <text:p>49.0</text:p>
          </table:table-cell>
          <table:table-cell table:formula="of:=[.D$7]+[.E$7]*[.A50]+[.F$7]*[.A50]^2+[.G$7]*[.A50]^3" office:value-type="float" office:value="0.516222777942764" calcext:value-type="float">
            <text:p>0.516222777943</text:p>
          </table:table-cell>
          <table:table-cell table:number-columns-repeated="8"/>
        </table:table-row>
        <table:table-row table:style-name="ro1">
          <table:table-cell table:formula="of:=[.A50]+1" office:value-type="float" office:value="50" calcext:value-type="float">
            <text:p>50.0</text:p>
          </table:table-cell>
          <table:table-cell table:formula="of:=[.D$7]+[.E$7]*[.A51]+[.F$7]*[.A51]^2+[.G$7]*[.A51]^3" office:value-type="float" office:value="0.330810574062496" calcext:value-type="float">
            <text:p>0.330810574062</text:p>
          </table:table-cell>
          <table:table-cell table:number-columns-repeated="8"/>
        </table:table-row>
        <table:table-row table:style-name="ro1">
          <table:table-cell table:formula="of:=[.A51]+1" office:value-type="float" office:value="51" calcext:value-type="float">
            <text:p>51.0</text:p>
          </table:table-cell>
          <table:table-cell table:formula="of:=[.D$7]+[.E$7]*[.A52]+[.F$7]*[.A52]^2+[.G$7]*[.A52]^3" office:value-type="float" office:value="0.186321695758506" calcext:value-type="float">
            <text:p>0.186321695759</text:p>
          </table:table-cell>
          <table:table-cell table:number-columns-repeated="8"/>
        </table:table-row>
        <table:table-row table:style-name="ro1">
          <table:table-cell table:formula="of:=[.A52]+1" office:value-type="float" office:value="52" calcext:value-type="float">
            <text:p>52.0</text:p>
          </table:table-cell>
          <table:table-cell table:formula="of:=[.D$7]+[.E$7]*[.A53]+[.F$7]*[.A53]^2+[.G$7]*[.A53]^3" office:value-type="float" office:value="0.0829166415992928" calcext:value-type="float">
            <text:p>0.082916641599</text:p>
          </table:table-cell>
          <table:table-cell table:number-columns-repeated="8"/>
        </table:table-row>
        <table:table-row table:style-name="ro1">
          <table:table-cell table:formula="of:=[.A53]+1" office:value-type="float" office:value="53" calcext:value-type="float">
            <text:p>53.0</text:p>
          </table:table-cell>
          <table:table-cell table:formula="of:=[.D$7]+[.E$7]*[.A54]+[.F$7]*[.A54]^2+[.G$7]*[.A54]^3" office:value-type="float" office:value="0.020755910153377" calcext:value-type="float">
            <text:p>0.020755910153</text:p>
          </table:table-cell>
          <table:table-cell table:number-columns-repeated="8"/>
        </table:table-row>
        <table:table-row table:style-name="ro1">
          <table:table-cell table:formula="of:=[.A54]+1" office:value-type="float" office:value="54" calcext:value-type="float">
            <text:p>54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55]+1" office:value-type="float" office:value="55" calcext:value-type="float">
            <text:p>55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56]+1" office:value-type="float" office:value="56" calcext:value-type="float">
            <text:p>56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57]+1" office:value-type="float" office:value="57" calcext:value-type="float">
            <text:p>57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58]+1" office:value-type="float" office:value="58" calcext:value-type="float">
            <text:p>58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59]+1" office:value-type="float" office:value="59" calcext:value-type="float">
            <text:p>59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60]+1" office:value-type="float" office:value="60" calcext:value-type="float">
            <text:p>60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61]+1" office:value-type="float" office:value="61" calcext:value-type="float">
            <text:p>61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62]+1" office:value-type="float" office:value="62" calcext:value-type="float">
            <text:p>62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63]+1" office:value-type="float" office:value="63" calcext:value-type="float">
            <text:p>63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64]+1" office:value-type="float" office:value="64" calcext:value-type="float">
            <text:p>64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65]+1" office:value-type="float" office:value="65" calcext:value-type="float">
            <text:p>65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66]+1" office:value-type="float" office:value="66" calcext:value-type="float">
            <text:p>66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67]+1" office:value-type="float" office:value="67" calcext:value-type="float">
            <text:p>67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68]+1" office:value-type="float" office:value="68" calcext:value-type="float">
            <text:p>68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69]+1" office:value-type="float" office:value="69" calcext:value-type="float">
            <text:p>69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70]+1" office:value-type="float" office:value="70" calcext:value-type="float">
            <text:p>70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71]+1" office:value-type="float" office:value="71" calcext:value-type="float">
            <text:p>71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72]+1" office:value-type="float" office:value="72" calcext:value-type="float">
            <text:p>72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73]+1" office:value-type="float" office:value="73" calcext:value-type="float">
            <text:p>73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74]+1" office:value-type="float" office:value="74" calcext:value-type="float">
            <text:p>74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75]+1" office:value-type="float" office:value="75" calcext:value-type="float">
            <text:p>75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76]+1" office:value-type="float" office:value="76" calcext:value-type="float">
            <text:p>76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77]+1" office:value-type="float" office:value="77" calcext:value-type="float">
            <text:p>77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78]+1" office:value-type="float" office:value="78" calcext:value-type="float">
            <text:p>78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79]+1" office:value-type="float" office:value="79" calcext:value-type="float">
            <text:p>79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80]+1" office:value-type="float" office:value="80" calcext:value-type="float">
            <text:p>80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81]+1" office:value-type="float" office:value="81" calcext:value-type="float">
            <text:p>81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82]+1" office:value-type="float" office:value="82" calcext:value-type="float">
            <text:p>82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83]+1" office:value-type="float" office:value="83" calcext:value-type="float">
            <text:p>83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84]+1" office:value-type="float" office:value="84" calcext:value-type="float">
            <text:p>84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85]+1" office:value-type="float" office:value="85" calcext:value-type="float">
            <text:p>85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86]+1" office:value-type="float" office:value="86" calcext:value-type="float">
            <text:p>86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87]+1" office:value-type="float" office:value="87" calcext:value-type="float">
            <text:p>87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88]+1" office:value-type="float" office:value="88" calcext:value-type="float">
            <text:p>88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89]+1" office:value-type="float" office:value="89" calcext:value-type="float">
            <text:p>89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90]+1" office:value-type="float" office:value="90" calcext:value-type="float">
            <text:p>90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91]+1" office:value-type="float" office:value="91" calcext:value-type="float">
            <text:p>91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92]+1" office:value-type="float" office:value="92" calcext:value-type="float">
            <text:p>92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93]+1" office:value-type="float" office:value="93" calcext:value-type="float">
            <text:p>93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94]+1" office:value-type="float" office:value="94" calcext:value-type="float">
            <text:p>94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95]+1" office:value-type="float" office:value="95" calcext:value-type="float">
            <text:p>95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96]+1" office:value-type="float" office:value="96" calcext:value-type="float">
            <text:p>96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97]+1" office:value-type="float" office:value="97" calcext:value-type="float">
            <text:p>97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98]+1" office:value-type="float" office:value="98" calcext:value-type="float">
            <text:p>98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99]+1" office:value-type="float" office:value="99" calcext:value-type="float">
            <text:p>99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00]+1" office:value-type="float" office:value="100" calcext:value-type="float">
            <text:p>100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01]+1" office:value-type="float" office:value="101" calcext:value-type="float">
            <text:p>101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02]+1" office:value-type="float" office:value="102" calcext:value-type="float">
            <text:p>102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03]+1" office:value-type="float" office:value="103" calcext:value-type="float">
            <text:p>103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04]+1" office:value-type="float" office:value="104" calcext:value-type="float">
            <text:p>104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05]+1" office:value-type="float" office:value="105" calcext:value-type="float">
            <text:p>105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06]+1" office:value-type="float" office:value="106" calcext:value-type="float">
            <text:p>106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07]+1" office:value-type="float" office:value="107" calcext:value-type="float">
            <text:p>107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08]+1" office:value-type="float" office:value="108" calcext:value-type="float">
            <text:p>108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09]+1" office:value-type="float" office:value="109" calcext:value-type="float">
            <text:p>109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10]+1" office:value-type="float" office:value="110" calcext:value-type="float">
            <text:p>110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11]+1" office:value-type="float" office:value="111" calcext:value-type="float">
            <text:p>111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12]+1" office:value-type="float" office:value="112" calcext:value-type="float">
            <text:p>112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13]+1" office:value-type="float" office:value="113" calcext:value-type="float">
            <text:p>113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14]+1" office:value-type="float" office:value="114" calcext:value-type="float">
            <text:p>114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15]+1" office:value-type="float" office:value="115" calcext:value-type="float">
            <text:p>115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16]+1" office:value-type="float" office:value="116" calcext:value-type="float">
            <text:p>116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17]+1" office:value-type="float" office:value="117" calcext:value-type="float">
            <text:p>117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18]+1" office:value-type="float" office:value="118" calcext:value-type="float">
            <text:p>118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19]+1" office:value-type="float" office:value="119" calcext:value-type="float">
            <text:p>119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20]+1" office:value-type="float" office:value="120" calcext:value-type="float">
            <text:p>120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21]+1" office:value-type="float" office:value="121" calcext:value-type="float">
            <text:p>121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22]+1" office:value-type="float" office:value="122" calcext:value-type="float">
            <text:p>122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23]+1" office:value-type="float" office:value="123" calcext:value-type="float">
            <text:p>123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24]+1" office:value-type="float" office:value="124" calcext:value-type="float">
            <text:p>124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25]+1" office:value-type="float" office:value="125" calcext:value-type="float">
            <text:p>125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26]+1" office:value-type="float" office:value="126" calcext:value-type="float">
            <text:p>126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27]+1" office:value-type="float" office:value="127" calcext:value-type="float">
            <text:p>127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28]+1" office:value-type="float" office:value="128" calcext:value-type="float">
            <text:p>128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29]+1" office:value-type="float" office:value="129" calcext:value-type="float">
            <text:p>129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0.020755910153377" calcext:value-type="float">
            <text:p>0.020755910153377</text:p>
          </table:table-cell>
          <table:table-cell table:number-columns-repeated="5"/>
        </table:table-row>
        <table:table-row table:style-name="ro1">
          <table:table-cell table:formula="of:=[.A130]+1" office:value-type="float" office:value="130" calcext:value-type="float">
            <text:p>130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0.0829166415992928" calcext:value-type="float">
            <text:p>0.082916641599293</text:p>
          </table:table-cell>
          <table:table-cell table:number-columns-repeated="5"/>
        </table:table-row>
        <table:table-row table:style-name="ro1">
          <table:table-cell table:formula="of:=[.A131]+1" office:value-type="float" office:value="131" calcext:value-type="float">
            <text:p>131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0.186321695758506" calcext:value-type="float">
            <text:p>0.186321695758506</text:p>
          </table:table-cell>
          <table:table-cell table:number-columns-repeated="5"/>
        </table:table-row>
        <table:table-row table:style-name="ro1">
          <table:table-cell table:formula="of:=[.A132]+1" office:value-type="float" office:value="132" calcext:value-type="float">
            <text:p>132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0.330810574062496" calcext:value-type="float">
            <text:p>0.330810574062496</text:p>
          </table:table-cell>
          <table:table-cell table:number-columns-repeated="5"/>
        </table:table-row>
        <table:table-row table:style-name="ro1">
          <table:table-cell table:formula="of:=[.A133]+1" office:value-type="float" office:value="133" calcext:value-type="float">
            <text:p>133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0.516222777942764" calcext:value-type="float">
            <text:p>0.516222777942764</text:p>
          </table:table-cell>
          <table:table-cell table:number-columns-repeated="5"/>
        </table:table-row>
        <table:table-row table:style-name="ro1">
          <table:table-cell table:formula="of:=[.A134]+1" office:value-type="float" office:value="134" calcext:value-type="float">
            <text:p>134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0.742397808830817" calcext:value-type="float">
            <text:p>0.742397808830817</text:p>
          </table:table-cell>
          <table:table-cell table:number-columns-repeated="5"/>
        </table:table-row>
        <table:table-row table:style-name="ro1">
          <table:table-cell table:formula="of:=[.A135]+1" office:value-type="float" office:value="135" calcext:value-type="float">
            <text:p>135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.00917516815813" calcext:value-type="float">
            <text:p>1.00917516815813</text:p>
          </table:table-cell>
          <table:table-cell table:number-columns-repeated="5"/>
        </table:table-row>
        <table:table-row table:style-name="ro1">
          <table:table-cell table:formula="of:=[.A136]+1" office:value-type="float" office:value="136" calcext:value-type="float">
            <text:p>136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.3163943573562" calcext:value-type="float">
            <text:p>1.3163943573562</text:p>
          </table:table-cell>
          <table:table-cell table:number-columns-repeated="5"/>
        </table:table-row>
        <table:table-row table:style-name="ro1">
          <table:table-cell table:formula="of:=[.A137]+1" office:value-type="float" office:value="137" calcext:value-type="float">
            <text:p>137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.66389487785652" calcext:value-type="float">
            <text:p>1.66389487785652</text:p>
          </table:table-cell>
          <table:table-cell table:number-columns-repeated="5"/>
        </table:table-row>
        <table:table-row table:style-name="ro1">
          <table:table-cell table:formula="of:=[.A138]+1" office:value-type="float" office:value="138" calcext:value-type="float">
            <text:p>138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.05151623109059" calcext:value-type="float">
            <text:p>2.05151623109059</text:p>
          </table:table-cell>
          <table:table-cell table:number-columns-repeated="5"/>
        </table:table-row>
        <table:table-row table:style-name="ro1">
          <table:table-cell table:formula="of:=[.A139]+1" office:value-type="float" office:value="139" calcext:value-type="float">
            <text:p>139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.4790979184899" calcext:value-type="float">
            <text:p>2.4790979184899</text:p>
          </table:table-cell>
          <table:table-cell table:number-columns-repeated="5"/>
        </table:table-row>
        <table:table-row table:style-name="ro1">
          <table:table-cell table:formula="of:=[.A140]+1" office:value-type="float" office:value="140" calcext:value-type="float">
            <text:p>140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.94647944148595" calcext:value-type="float">
            <text:p>2.94647944148595</text:p>
          </table:table-cell>
          <table:table-cell table:number-columns-repeated="5"/>
        </table:table-row>
        <table:table-row table:style-name="ro1">
          <table:table-cell table:formula="of:=[.A141]+1" office:value-type="float" office:value="141" calcext:value-type="float">
            <text:p>141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3.45350030151023" calcext:value-type="float">
            <text:p>3.45350030151023</text:p>
          </table:table-cell>
          <table:table-cell table:number-columns-repeated="5"/>
        </table:table-row>
        <table:table-row table:style-name="ro1">
          <table:table-cell table:formula="of:=[.A142]+1" office:value-type="float" office:value="142" calcext:value-type="float">
            <text:p>142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4.00000000000721" calcext:value-type="float">
            <text:p>4.00000000000721</text:p>
          </table:table-cell>
          <table:table-cell table:number-columns-repeated="5"/>
        </table:table-row>
        <table:table-row table:style-name="ro1">
          <table:table-cell table:formula="of:=[.A143]+1" office:value-type="float" office:value="143" calcext:value-type="float">
            <text:p>143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4.58521701496682" calcext:value-type="float">
            <text:p>4.58521701496682</text:p>
          </table:table-cell>
          <table:table-cell table:number-columns-repeated="5"/>
        </table:table-row>
        <table:table-row table:style-name="ro1">
          <table:table-cell table:formula="of:=[.A144]+1" office:value-type="float" office:value="144" calcext:value-type="float">
            <text:p>144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5.20598573075885" calcext:value-type="float">
            <text:p>5.20598573075885</text:p>
          </table:table-cell>
          <table:table-cell table:number-columns-repeated="5"/>
        </table:table-row>
        <table:table-row table:style-name="ro1">
          <table:table-cell table:formula="of:=[.A145]+1" office:value-type="float" office:value="145" calcext:value-type="float">
            <text:p>145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5.85853950832449" calcext:value-type="float">
            <text:p>5.85853950832449</text:p>
          </table:table-cell>
          <table:table-cell table:number-columns-repeated="5"/>
        </table:table-row>
        <table:table-row table:style-name="ro1">
          <table:table-cell table:formula="of:=[.A146]+1" office:value-type="float" office:value="146" calcext:value-type="float">
            <text:p>146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6.53911170860494" calcext:value-type="float">
            <text:p>6.53911170860494</text:p>
          </table:table-cell>
          <table:table-cell table:number-columns-repeated="5"/>
        </table:table-row>
        <table:table-row table:style-name="ro1">
          <table:table-cell table:formula="of:=[.A147]+1" office:value-type="float" office:value="147" calcext:value-type="float">
            <text:p>147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7.24393569254138" calcext:value-type="float">
            <text:p>7.24393569254138</text:p>
          </table:table-cell>
          <table:table-cell table:number-columns-repeated="5"/>
        </table:table-row>
        <table:table-row table:style-name="ro1">
          <table:table-cell table:formula="of:=[.A148]+1" office:value-type="float" office:value="148" calcext:value-type="float">
            <text:p>148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7.969244821075" calcext:value-type="float">
            <text:p>7.969244821075</text:p>
          </table:table-cell>
          <table:table-cell table:number-columns-repeated="5"/>
        </table:table-row>
        <table:table-row table:style-name="ro1">
          <table:table-cell table:formula="of:=[.A149]+1" office:value-type="float" office:value="149" calcext:value-type="float">
            <text:p>149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8.71127245514698" calcext:value-type="float">
            <text:p>8.71127245514698</text:p>
          </table:table-cell>
          <table:table-cell table:number-columns-repeated="5"/>
        </table:table-row>
        <table:table-row table:style-name="ro1">
          <table:table-cell table:formula="of:=[.A150]+1" office:value-type="float" office:value="150" calcext:value-type="float">
            <text:p>150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9.46625195569854" calcext:value-type="float">
            <text:p>9.46625195569854</text:p>
          </table:table-cell>
          <table:table-cell table:number-columns-repeated="5"/>
        </table:table-row>
        <table:table-row table:style-name="ro1">
          <table:table-cell table:formula="of:=[.A151]+1" office:value-type="float" office:value="151" calcext:value-type="float">
            <text:p>151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0.2304166836709" calcext:value-type="float">
            <text:p>10.2304166836709</text:p>
          </table:table-cell>
          <table:table-cell table:number-columns-repeated="5"/>
        </table:table-row>
        <table:table-row table:style-name="ro1">
          <table:table-cell table:formula="of:=[.A152]+1" office:value-type="float" office:value="152" calcext:value-type="float">
            <text:p>152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0.999999999989" calcext:value-type="float">
            <text:p>10.999999999989</text:p>
          </table:table-cell>
          <table:table-cell table:number-columns-repeated="5"/>
        </table:table-row>
        <table:table-row table:style-name="ro1">
          <table:table-cell table:formula="of:=[.A153]+1" office:value-type="float" office:value="153" calcext:value-type="float">
            <text:p>153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1.7720700706963" calcext:value-type="float">
            <text:p>11.7720700706963</text:p>
          </table:table-cell>
          <table:table-cell table:number-columns-repeated="5"/>
        </table:table-row>
        <table:table-row table:style-name="ro1">
          <table:table-cell table:formula="of:=[.A154]+1" office:value-type="float" office:value="154" calcext:value-type="float">
            <text:p>154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2.547034282066" calcext:value-type="float">
            <text:p>12.547034282066</text:p>
          </table:table-cell>
          <table:table-cell table:number-columns-repeated="5"/>
        </table:table-row>
        <table:table-row table:style-name="ro1">
          <table:table-cell table:formula="of:=[.A155]+1" office:value-type="float" office:value="155" calcext:value-type="float">
            <text:p>155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3.3261348254575" calcext:value-type="float">
            <text:p>13.3261348254575</text:p>
          </table:table-cell>
          <table:table-cell table:number-columns-repeated="5"/>
        </table:table-row>
        <table:table-row table:style-name="ro1">
          <table:table-cell table:formula="of:=[.A156]+1" office:value-type="float" office:value="156" calcext:value-type="float">
            <text:p>156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4.1106138922301" calcext:value-type="float">
            <text:p>14.1106138922301</text:p>
          </table:table-cell>
          <table:table-cell table:number-columns-repeated="5"/>
        </table:table-row>
        <table:table-row table:style-name="ro1">
          <table:table-cell table:formula="of:=[.A157]+1" office:value-type="float" office:value="157" calcext:value-type="float">
            <text:p>157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4.9017136737431" calcext:value-type="float">
            <text:p>14.9017136737431</text:p>
          </table:table-cell>
          <table:table-cell table:number-columns-repeated="5"/>
        </table:table-row>
        <table:table-row table:style-name="ro1">
          <table:table-cell table:formula="of:=[.A158]+1" office:value-type="float" office:value="158" calcext:value-type="float">
            <text:p>158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5.7006763613558" calcext:value-type="float">
            <text:p>15.7006763613558</text:p>
          </table:table-cell>
          <table:table-cell table:number-columns-repeated="5"/>
        </table:table-row>
        <table:table-row table:style-name="ro1">
          <table:table-cell table:formula="of:=[.A159]+1" office:value-type="float" office:value="159" calcext:value-type="float">
            <text:p>159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6.5087441464275" calcext:value-type="float">
            <text:p>16.5087441464275</text:p>
          </table:table-cell>
          <table:table-cell table:number-columns-repeated="5"/>
        </table:table-row>
        <table:table-row table:style-name="ro1">
          <table:table-cell table:formula="of:=[.A160]+1" office:value-type="float" office:value="160" calcext:value-type="float">
            <text:p>160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7.3271592203176" calcext:value-type="float">
            <text:p>17.3271592203176</text:p>
          </table:table-cell>
          <table:table-cell table:number-columns-repeated="5"/>
        </table:table-row>
        <table:table-row table:style-name="ro1">
          <table:table-cell table:formula="of:=[.A161]+1" office:value-type="float" office:value="161" calcext:value-type="float">
            <text:p>161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8.1571637743853" calcext:value-type="float">
            <text:p>18.1571637743853</text:p>
          </table:table-cell>
          <table:table-cell table:number-columns-repeated="5"/>
        </table:table-row>
        <table:table-row table:style-name="ro1">
          <table:table-cell table:formula="of:=[.A162]+1" office:value-type="float" office:value="162" calcext:value-type="float">
            <text:p>162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8.99999999999" calcext:value-type="float">
            <text:p>18.99999999999</text:p>
          </table:table-cell>
          <table:table-cell table:number-columns-repeated="5"/>
        </table:table-row>
        <table:table-row table:style-name="ro1">
          <table:table-cell table:formula="of:=[.A163]+1" office:value-type="float" office:value="163" calcext:value-type="float">
            <text:p>163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19.856910088491" calcext:value-type="float">
            <text:p>19.856910088491</text:p>
          </table:table-cell>
          <table:table-cell table:number-columns-repeated="5"/>
        </table:table-row>
        <table:table-row table:style-name="ro1">
          <table:table-cell table:formula="of:=[.A164]+1" office:value-type="float" office:value="164" calcext:value-type="float">
            <text:p>164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0.7291362312475" calcext:value-type="float">
            <text:p>20.7291362312475</text:p>
          </table:table-cell>
          <table:table-cell table:number-columns-repeated="5"/>
        </table:table-row>
        <table:table-row table:style-name="ro1">
          <table:table-cell table:formula="of:=[.A165]+1" office:value-type="float" office:value="165" calcext:value-type="float">
            <text:p>165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1.617920619619" calcext:value-type="float">
            <text:p>21.617920619619</text:p>
          </table:table-cell>
          <table:table-cell table:number-columns-repeated="5"/>
        </table:table-row>
        <table:table-row table:style-name="ro1">
          <table:table-cell table:formula="of:=[.A166]+1" office:value-type="float" office:value="166" calcext:value-type="float">
            <text:p>166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2.5245054449647" calcext:value-type="float">
            <text:p>22.5245054449647</text:p>
          </table:table-cell>
          <table:table-cell table:number-columns-repeated="5"/>
        </table:table-row>
        <table:table-row table:style-name="ro1">
          <table:table-cell table:formula="of:=[.A167]+1" office:value-type="float" office:value="167" calcext:value-type="float">
            <text:p>167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3.4175828986439" calcext:value-type="float">
            <text:p>23.4175828986439</text:p>
          </table:table-cell>
          <table:table-cell table:number-columns-repeated="5"/>
        </table:table-row>
        <table:table-row table:style-name="ro1">
          <table:table-cell table:formula="of:=[.A168]+1" office:value-type="float" office:value="168" calcext:value-type="float">
            <text:p>168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3.9999410686934" calcext:value-type="float">
            <text:p>23.9999410686934</text:p>
          </table:table-cell>
          <table:table-cell table:number-columns-repeated="5"/>
        </table:table-row>
        <table:table-row table:style-name="ro1">
          <table:table-cell table:formula="of:=[.A169]+1" office:value-type="float" office:value="169" calcext:value-type="float">
            <text:p>169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4.7342571761987" calcext:value-type="float">
            <text:p>24.7342571761987</text:p>
          </table:table-cell>
          <table:table-cell table:number-columns-repeated="5"/>
        </table:table-row>
        <table:table-row table:style-name="ro1">
          <table:table-cell table:formula="of:=[.A170]+1" office:value-type="float" office:value="170" calcext:value-type="float">
            <text:p>170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5.4127539980184" calcext:value-type="float">
            <text:p>25.4127539980184</text:p>
          </table:table-cell>
          <table:table-cell table:number-columns-repeated="5"/>
        </table:table-row>
        <table:table-row table:style-name="ro1">
          <table:table-cell table:formula="of:=[.A171]+1" office:value-type="float" office:value="171" calcext:value-type="float">
            <text:p>171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6.0240927660855" calcext:value-type="float">
            <text:p>26.0240927660855</text:p>
          </table:table-cell>
          <table:table-cell table:number-columns-repeated="5"/>
        </table:table-row>
        <table:table-row table:style-name="ro1">
          <table:table-cell table:formula="of:=[.A172]+1" office:value-type="float" office:value="172" calcext:value-type="float">
            <text:p>172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6.556934712333" calcext:value-type="float">
            <text:p>26.556934712333</text:p>
          </table:table-cell>
          <table:table-cell table:number-columns-repeated="5"/>
        </table:table-row>
        <table:table-row table:style-name="ro1">
          <table:table-cell table:formula="of:=[.A173]+1" office:value-type="float" office:value="173" calcext:value-type="float">
            <text:p>173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6.999941068694" calcext:value-type="float">
            <text:p>26.999941068694</text:p>
          </table:table-cell>
          <table:table-cell table:number-columns-repeated="5"/>
        </table:table-row>
        <table:table-row table:style-name="ro1">
          <table:table-cell table:formula="of:=[.A174]+1" office:value-type="float" office:value="174" calcext:value-type="float">
            <text:p>174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7.3458463299745" calcext:value-type="float">
            <text:p>27.3458463299745</text:p>
          </table:table-cell>
          <table:table-cell table:number-columns-repeated="5"/>
        </table:table-row>
        <table:table-row table:style-name="ro1">
          <table:table-cell table:formula="of:=[.A175]+1" office:value-type="float" office:value="175" calcext:value-type="float">
            <text:p>175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7.6032654565287" calcext:value-type="float">
            <text:p>27.6032654565287</text:p>
          </table:table-cell>
          <table:table-cell table:number-columns-repeated="5"/>
        </table:table-row>
        <table:table-row table:style-name="ro1">
          <table:table-cell table:formula="of:=[.A176]+1" office:value-type="float" office:value="176" calcext:value-type="float">
            <text:p>176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7.7850045591866" calcext:value-type="float">
            <text:p>27.7850045591866</text:p>
          </table:table-cell>
          <table:table-cell table:number-columns-repeated="5"/>
        </table:table-row>
        <table:table-row table:style-name="ro1">
          <table:table-cell table:formula="of:=[.A177]+1" office:value-type="float" office:value="177" calcext:value-type="float">
            <text:p>177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7.9038108044963" calcext:value-type="float">
            <text:p>27.9038108044963</text:p>
          </table:table-cell>
          <table:table-cell table:number-columns-repeated="5"/>
        </table:table-row>
        <table:table-row table:style-name="ro1">
          <table:table-cell table:formula="of:=[.A178]+1" office:value-type="float" office:value="178" calcext:value-type="float">
            <text:p>178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7.9724313590056" calcext:value-type="float">
            <text:p>27.9724313590056</text:p>
          </table:table-cell>
          <table:table-cell table:number-columns-repeated="5"/>
        </table:table-row>
        <table:table-row table:style-name="ro1">
          <table:table-cell table:formula="of:=[.A179]+1" office:value-type="float" office:value="179" calcext:value-type="float">
            <text:p>179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formula="of:=[.A180]+1" office:value-type="float" office:value="180" calcext:value-type="float">
            <text:p>180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8.0036133892627" calcext:value-type="float">
            <text:p>28.0036133892627</text:p>
          </table:table-cell>
          <table:table-cell table:number-columns-repeated="5"/>
        </table:table-row>
        <table:table-row table:style-name="ro1">
          <table:table-cell table:formula="of:=[.A181]+1" office:value-type="float" office:value="181" calcext:value-type="float">
            <text:p>181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8.0046505432119" calcext:value-type="float">
            <text:p>28.0046505432119</text:p>
          </table:table-cell>
          <table:table-cell table:number-columns-repeated="5"/>
        </table:table-row>
        <table:table-row table:style-name="ro1">
          <table:table-cell table:formula="of:=[.A182]+1" office:value-type="float" office:value="182" calcext:value-type="float">
            <text:p>182.0</text:p>
          </table:table-cell>
          <table:table-cell office:value-type="float" office:value="0" calcext:value-type="float">
            <text:p>0.000000000000</text:p>
          </table:table-cell>
          <table:table-cell table:number-columns-repeated="2"/>
          <table:table-cell office:value-type="float" office:value="28.0101040618154" calcext:value-type="float">
            <text:p>28.0101040618154</text:p>
          </table:table-cell>
          <table:table-cell table:number-columns-repeated="5"/>
        </table:table-row>
        <table:table-row table:style-name="ro1">
          <table:table-cell table:formula="of:=[.A183]+1" office:value-type="float" office:value="183" calcext:value-type="float">
            <text:p>183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84]+1" office:value-type="float" office:value="184" calcext:value-type="float">
            <text:p>184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85]+1" office:value-type="float" office:value="185" calcext:value-type="float">
            <text:p>185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86]+1" office:value-type="float" office:value="186" calcext:value-type="float">
            <text:p>186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87]+1" office:value-type="float" office:value="187" calcext:value-type="float">
            <text:p>187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88]+1" office:value-type="float" office:value="188" calcext:value-type="float">
            <text:p>188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89]+1" office:value-type="float" office:value="189" calcext:value-type="float">
            <text:p>189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90]+1" office:value-type="float" office:value="190" calcext:value-type="float">
            <text:p>190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91]+1" office:value-type="float" office:value="191" calcext:value-type="float">
            <text:p>191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92]+1" office:value-type="float" office:value="192" calcext:value-type="float">
            <text:p>192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93]+1" office:value-type="float" office:value="193" calcext:value-type="float">
            <text:p>193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94]+1" office:value-type="float" office:value="194" calcext:value-type="float">
            <text:p>194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95]+1" office:value-type="float" office:value="195" calcext:value-type="float">
            <text:p>195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96]+1" office:value-type="float" office:value="196" calcext:value-type="float">
            <text:p>196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97]+1" office:value-type="float" office:value="197" calcext:value-type="float">
            <text:p>197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98]+1" office:value-type="float" office:value="198" calcext:value-type="float">
            <text:p>198.0</text:p>
          </table:table-cell>
          <table:table-cell office:value-type="float" office:value="0" calcext:value-type="float">
            <text:p>0.000000000000</text:p>
          </table:table-cell>
          <table:table-cell table:number-columns-repeated="8"/>
        </table:table-row>
        <table:table-row table:style-name="ro1">
          <table:table-cell table:formula="of:=[.A199]+1" office:value-type="float" office:value="199" calcext:value-type="float">
            <text:p>199.0</text:p>
          </table:table-cell>
          <table:table-cell office:value-type="float" office:value="0.020755910153377" calcext:value-type="float">
            <text:p>0.020755910153</text:p>
          </table:table-cell>
          <table:table-cell table:number-columns-repeated="8"/>
        </table:table-row>
        <table:table-row table:style-name="ro1">
          <table:table-cell table:formula="of:=[.A200]+1" office:value-type="float" office:value="200" calcext:value-type="float">
            <text:p>200.0</text:p>
          </table:table-cell>
          <table:table-cell office:value-type="float" office:value="0.0829166415992928" calcext:value-type="float">
            <text:p>0.082916641599</text:p>
          </table:table-cell>
          <table:table-cell table:number-columns-repeated="8"/>
        </table:table-row>
        <table:table-row table:style-name="ro1">
          <table:table-cell table:formula="of:=[.A201]+1" office:value-type="float" office:value="201" calcext:value-type="float">
            <text:p>201.0</text:p>
          </table:table-cell>
          <table:table-cell office:value-type="float" office:value="0.186321695758506" calcext:value-type="float">
            <text:p>0.186321695759</text:p>
          </table:table-cell>
          <table:table-cell table:number-columns-repeated="8"/>
        </table:table-row>
        <table:table-row table:style-name="ro1">
          <table:table-cell table:formula="of:=[.A202]+1" office:value-type="float" office:value="202" calcext:value-type="float">
            <text:p>202.0</text:p>
          </table:table-cell>
          <table:table-cell office:value-type="float" office:value="0.330810574062496" calcext:value-type="float">
            <text:p>0.330810574062</text:p>
          </table:table-cell>
          <table:table-cell table:number-columns-repeated="8"/>
        </table:table-row>
        <table:table-row table:style-name="ro1">
          <table:table-cell table:formula="of:=[.A203]+1" office:value-type="float" office:value="203" calcext:value-type="float">
            <text:p>203.0</text:p>
          </table:table-cell>
          <table:table-cell office:value-type="float" office:value="0.516222777942764" calcext:value-type="float">
            <text:p>0.516222777943</text:p>
          </table:table-cell>
          <table:table-cell table:number-columns-repeated="8"/>
        </table:table-row>
        <table:table-row table:style-name="ro1">
          <table:table-cell table:formula="of:=[.A204]+1" office:value-type="float" office:value="204" calcext:value-type="float">
            <text:p>204.0</text:p>
          </table:table-cell>
          <table:table-cell office:value-type="float" office:value="0.742397808830817" calcext:value-type="float">
            <text:p>0.742397808831</text:p>
          </table:table-cell>
          <table:table-cell table:number-columns-repeated="8"/>
        </table:table-row>
        <table:table-row table:style-name="ro1">
          <table:table-cell table:formula="of:=[.A205]+1" office:value-type="float" office:value="205" calcext:value-type="float">
            <text:p>205.0</text:p>
          </table:table-cell>
          <table:table-cell office:value-type="float" office:value="1.00917516815813" calcext:value-type="float">
            <text:p>1.009175168158</text:p>
          </table:table-cell>
          <table:table-cell table:number-columns-repeated="8"/>
        </table:table-row>
        <table:table-row table:style-name="ro1">
          <table:table-cell table:formula="of:=[.A206]+1" office:value-type="float" office:value="206" calcext:value-type="float">
            <text:p>206.0</text:p>
          </table:table-cell>
          <table:table-cell office:value-type="float" office:value="1.3163943573562" calcext:value-type="float">
            <text:p>1.316394357356</text:p>
          </table:table-cell>
          <table:table-cell table:number-columns-repeated="8"/>
        </table:table-row>
        <table:table-row table:style-name="ro1">
          <table:table-cell table:formula="of:=[.A207]+1" office:value-type="float" office:value="207" calcext:value-type="float">
            <text:p>207.0</text:p>
          </table:table-cell>
          <table:table-cell office:value-type="float" office:value="1.66389487785652" calcext:value-type="float">
            <text:p>1.663894877857</text:p>
          </table:table-cell>
          <table:table-cell table:number-columns-repeated="8"/>
        </table:table-row>
        <table:table-row table:style-name="ro1">
          <table:table-cell table:formula="of:=[.A208]+1" office:value-type="float" office:value="208" calcext:value-type="float">
            <text:p>208.0</text:p>
          </table:table-cell>
          <table:table-cell office:value-type="float" office:value="2.05151623109059" calcext:value-type="float">
            <text:p>2.051516231091</text:p>
          </table:table-cell>
          <table:table-cell table:number-columns-repeated="8"/>
        </table:table-row>
        <table:table-row table:style-name="ro1">
          <table:table-cell table:formula="of:=[.A209]+1" office:value-type="float" office:value="209" calcext:value-type="float">
            <text:p>209.0</text:p>
          </table:table-cell>
          <table:table-cell office:value-type="float" office:value="2.4790979184899" calcext:value-type="float">
            <text:p>2.479097918490</text:p>
          </table:table-cell>
          <table:table-cell table:number-columns-repeated="8"/>
        </table:table-row>
        <table:table-row table:style-name="ro1">
          <table:table-cell table:formula="of:=[.A210]+1" office:value-type="float" office:value="210" calcext:value-type="float">
            <text:p>210.0</text:p>
          </table:table-cell>
          <table:table-cell office:value-type="float" office:value="2.94647944148595" calcext:value-type="float">
            <text:p>2.946479441486</text:p>
          </table:table-cell>
          <table:table-cell table:number-columns-repeated="8"/>
        </table:table-row>
        <table:table-row table:style-name="ro1">
          <table:table-cell table:formula="of:=[.A211]+1" office:value-type="float" office:value="211" calcext:value-type="float">
            <text:p>211.0</text:p>
          </table:table-cell>
          <table:table-cell office:value-type="float" office:value="3.45350030151023" calcext:value-type="float">
            <text:p>3.453500301510</text:p>
          </table:table-cell>
          <table:table-cell table:number-columns-repeated="8"/>
        </table:table-row>
        <table:table-row table:style-name="ro1">
          <table:table-cell table:formula="of:=[.A212]+1" office:value-type="float" office:value="212" calcext:value-type="float">
            <text:p>212.0</text:p>
          </table:table-cell>
          <table:table-cell office:value-type="float" office:value="4.00000000000721" calcext:value-type="float">
            <text:p>4.000000000007</text:p>
          </table:table-cell>
          <table:table-cell table:number-columns-repeated="8"/>
        </table:table-row>
        <table:table-row table:style-name="ro1">
          <table:table-cell table:formula="of:=[.A213]+1" office:value-type="float" office:value="213" calcext:value-type="float">
            <text:p>213.0</text:p>
          </table:table-cell>
          <table:table-cell office:value-type="float" office:value="4.58521701496682" calcext:value-type="float">
            <text:p>4.585217014967</text:p>
          </table:table-cell>
          <table:table-cell table:number-columns-repeated="8"/>
        </table:table-row>
        <table:table-row table:style-name="ro1">
          <table:table-cell table:formula="of:=[.A214]+1" office:value-type="float" office:value="214" calcext:value-type="float">
            <text:p>214.0</text:p>
          </table:table-cell>
          <table:table-cell office:value-type="float" office:value="5.20598573075885" calcext:value-type="float">
            <text:p>5.205985730759</text:p>
          </table:table-cell>
          <table:table-cell table:number-columns-repeated="8"/>
        </table:table-row>
        <table:table-row table:style-name="ro1">
          <table:table-cell table:formula="of:=[.A215]+1" office:value-type="float" office:value="215" calcext:value-type="float">
            <text:p>215.0</text:p>
          </table:table-cell>
          <table:table-cell office:value-type="float" office:value="5.85853950832449" calcext:value-type="float">
            <text:p>5.858539508324</text:p>
          </table:table-cell>
          <table:table-cell table:number-columns-repeated="8"/>
        </table:table-row>
        <table:table-row table:style-name="ro1">
          <table:table-cell table:formula="of:=[.A216]+1" office:value-type="float" office:value="216" calcext:value-type="float">
            <text:p>216.0</text:p>
          </table:table-cell>
          <table:table-cell office:value-type="float" office:value="6.53911170860494" calcext:value-type="float">
            <text:p>6.539111708605</text:p>
          </table:table-cell>
          <table:table-cell table:number-columns-repeated="8"/>
        </table:table-row>
        <table:table-row table:style-name="ro1">
          <table:table-cell table:formula="of:=[.A217]+1" office:value-type="float" office:value="217" calcext:value-type="float">
            <text:p>217.0</text:p>
          </table:table-cell>
          <table:table-cell office:value-type="float" office:value="7.24393569254138" calcext:value-type="float">
            <text:p>7.243935692541</text:p>
          </table:table-cell>
          <table:table-cell table:number-columns-repeated="8"/>
        </table:table-row>
        <table:table-row table:style-name="ro1">
          <table:table-cell table:formula="of:=[.A218]+1" office:value-type="float" office:value="218" calcext:value-type="float">
            <text:p>218.0</text:p>
          </table:table-cell>
          <table:table-cell office:value-type="float" office:value="7.969244821075" calcext:value-type="float">
            <text:p>7.969244821075</text:p>
          </table:table-cell>
          <table:table-cell table:number-columns-repeated="8"/>
        </table:table-row>
        <table:table-row table:style-name="ro1">
          <table:table-cell table:formula="of:=[.A219]+1" office:value-type="float" office:value="219" calcext:value-type="float">
            <text:p>219.0</text:p>
          </table:table-cell>
          <table:table-cell office:value-type="float" office:value="8.71127245514698" calcext:value-type="float">
            <text:p>8.711272455147</text:p>
          </table:table-cell>
          <table:table-cell table:number-columns-repeated="8"/>
        </table:table-row>
        <table:table-row table:style-name="ro1">
          <table:table-cell table:formula="of:=[.A220]+1" office:value-type="float" office:value="220" calcext:value-type="float">
            <text:p>220.0</text:p>
          </table:table-cell>
          <table:table-cell office:value-type="float" office:value="9.46625195569854" calcext:value-type="float">
            <text:p>9.466251955699</text:p>
          </table:table-cell>
          <table:table-cell table:number-columns-repeated="8"/>
        </table:table-row>
        <table:table-row table:style-name="ro1">
          <table:table-cell table:formula="of:=[.A221]+1" office:value-type="float" office:value="221" calcext:value-type="float">
            <text:p>221.0</text:p>
          </table:table-cell>
          <table:table-cell office:value-type="float" office:value="10.2304166836709" calcext:value-type="float">
            <text:p>10.230416683671</text:p>
          </table:table-cell>
          <table:table-cell table:number-columns-repeated="8"/>
        </table:table-row>
        <table:table-row table:style-name="ro1">
          <table:table-cell table:formula="of:=[.A222]+1" office:value-type="float" office:value="222" calcext:value-type="float">
            <text:p>222.0</text:p>
          </table:table-cell>
          <table:table-cell office:value-type="float" office:value="10.999999999989" calcext:value-type="float">
            <text:p>10.999999999989</text:p>
          </table:table-cell>
          <table:table-cell table:number-columns-repeated="8"/>
        </table:table-row>
        <table:table-row table:style-name="ro1">
          <table:table-cell table:formula="of:=[.A223]+1" office:value-type="float" office:value="223" calcext:value-type="float">
            <text:p>223.0</text:p>
          </table:table-cell>
          <table:table-cell office:value-type="float" office:value="11.7720700706963" calcext:value-type="float">
            <text:p>11.772070070696</text:p>
          </table:table-cell>
          <table:table-cell table:number-columns-repeated="8"/>
        </table:table-row>
        <table:table-row table:style-name="ro1">
          <table:table-cell table:formula="of:=[.A224]+1" office:value-type="float" office:value="224" calcext:value-type="float">
            <text:p>224.0</text:p>
          </table:table-cell>
          <table:table-cell office:value-type="float" office:value="12.547034282066" calcext:value-type="float">
            <text:p>12.547034282066</text:p>
          </table:table-cell>
          <table:table-cell table:number-columns-repeated="8"/>
        </table:table-row>
        <table:table-row table:style-name="ro1">
          <table:table-cell table:formula="of:=[.A225]+1" office:value-type="float" office:value="225" calcext:value-type="float">
            <text:p>225.0</text:p>
          </table:table-cell>
          <table:table-cell office:value-type="float" office:value="13.3261348254575" calcext:value-type="float">
            <text:p>13.326134825458</text:p>
          </table:table-cell>
          <table:table-cell table:number-columns-repeated="8"/>
        </table:table-row>
        <table:table-row table:style-name="ro1">
          <table:table-cell table:formula="of:=[.A226]+1" office:value-type="float" office:value="226" calcext:value-type="float">
            <text:p>226.0</text:p>
          </table:table-cell>
          <table:table-cell office:value-type="float" office:value="14.1106138922301" calcext:value-type="float">
            <text:p>14.110613892230</text:p>
          </table:table-cell>
          <table:table-cell table:number-columns-repeated="8"/>
        </table:table-row>
        <table:table-row table:style-name="ro1">
          <table:table-cell table:formula="of:=[.A227]+1" office:value-type="float" office:value="227" calcext:value-type="float">
            <text:p>227.0</text:p>
          </table:table-cell>
          <table:table-cell office:value-type="float" office:value="14.9017136737431" calcext:value-type="float">
            <text:p>14.901713673743</text:p>
          </table:table-cell>
          <table:table-cell table:number-columns-repeated="8"/>
        </table:table-row>
        <table:table-row table:style-name="ro1">
          <table:table-cell table:formula="of:=[.A228]+1" office:value-type="float" office:value="228" calcext:value-type="float">
            <text:p>228.0</text:p>
          </table:table-cell>
          <table:table-cell office:value-type="float" office:value="15.7006763613558" calcext:value-type="float">
            <text:p>15.700676361356</text:p>
          </table:table-cell>
          <table:table-cell table:number-columns-repeated="8"/>
        </table:table-row>
        <table:table-row table:style-name="ro1">
          <table:table-cell table:formula="of:=[.A229]+1" office:value-type="float" office:value="229" calcext:value-type="float">
            <text:p>229.0</text:p>
          </table:table-cell>
          <table:table-cell office:value-type="float" office:value="16.5087441464275" calcext:value-type="float">
            <text:p>16.508744146428</text:p>
          </table:table-cell>
          <table:table-cell table:number-columns-repeated="8"/>
        </table:table-row>
        <table:table-row table:style-name="ro1">
          <table:table-cell table:formula="of:=[.A230]+1" office:value-type="float" office:value="230" calcext:value-type="float">
            <text:p>230.0</text:p>
          </table:table-cell>
          <table:table-cell office:value-type="float" office:value="17.3271592203176" calcext:value-type="float">
            <text:p>17.327159220318</text:p>
          </table:table-cell>
          <table:table-cell table:number-columns-repeated="8"/>
        </table:table-row>
        <table:table-row table:style-name="ro1">
          <table:table-cell table:formula="of:=[.A231]+1" office:value-type="float" office:value="231" calcext:value-type="float">
            <text:p>231.0</text:p>
          </table:table-cell>
          <table:table-cell office:value-type="float" office:value="18.1571637743853" calcext:value-type="float">
            <text:p>18.157163774385</text:p>
          </table:table-cell>
          <table:table-cell table:number-columns-repeated="8"/>
        </table:table-row>
        <table:table-row table:style-name="ro1">
          <table:table-cell table:formula="of:=[.A232]+1" office:value-type="float" office:value="232" calcext:value-type="float">
            <text:p>232.0</text:p>
          </table:table-cell>
          <table:table-cell office:value-type="float" office:value="18.99999999999" calcext:value-type="float">
            <text:p>18.999999999990</text:p>
          </table:table-cell>
          <table:table-cell table:number-columns-repeated="8"/>
        </table:table-row>
        <table:table-row table:style-name="ro1">
          <table:table-cell table:formula="of:=[.A233]+1" office:value-type="float" office:value="233" calcext:value-type="float">
            <text:p>233.0</text:p>
          </table:table-cell>
          <table:table-cell office:value-type="float" office:value="19.856910088491" calcext:value-type="float">
            <text:p>19.856910088491</text:p>
          </table:table-cell>
          <table:table-cell table:number-columns-repeated="8"/>
        </table:table-row>
        <table:table-row table:style-name="ro1">
          <table:table-cell table:formula="of:=[.A234]+1" office:value-type="float" office:value="234" calcext:value-type="float">
            <text:p>234.0</text:p>
          </table:table-cell>
          <table:table-cell office:value-type="float" office:value="20.7291362312475" calcext:value-type="float">
            <text:p>20.729136231248</text:p>
          </table:table-cell>
          <table:table-cell table:number-columns-repeated="8"/>
        </table:table-row>
        <table:table-row table:style-name="ro1">
          <table:table-cell table:formula="of:=[.A235]+1" office:value-type="float" office:value="235" calcext:value-type="float">
            <text:p>235.0</text:p>
          </table:table-cell>
          <table:table-cell office:value-type="float" office:value="21.617920619619" calcext:value-type="float">
            <text:p>21.617920619619</text:p>
          </table:table-cell>
          <table:table-cell table:number-columns-repeated="8"/>
        </table:table-row>
        <table:table-row table:style-name="ro1">
          <table:table-cell table:formula="of:=[.A236]+1" office:value-type="float" office:value="236" calcext:value-type="float">
            <text:p>236.0</text:p>
          </table:table-cell>
          <table:table-cell office:value-type="float" office:value="22.5245054449647" calcext:value-type="float">
            <text:p>22.524505444965</text:p>
          </table:table-cell>
          <table:table-cell table:number-columns-repeated="8"/>
        </table:table-row>
        <table:table-row table:style-name="ro1">
          <table:table-cell table:formula="of:=[.A237]+1" office:value-type="float" office:value="237" calcext:value-type="float">
            <text:p>237.0</text:p>
          </table:table-cell>
          <table:table-cell office:value-type="float" office:value="23.4175828986439" calcext:value-type="float">
            <text:p>23.417582898644</text:p>
          </table:table-cell>
          <table:table-cell table:number-columns-repeated="8"/>
        </table:table-row>
        <table:table-row table:style-name="ro1">
          <table:table-cell table:formula="of:=[.A238]+1" office:value-type="float" office:value="238" calcext:value-type="float">
            <text:p>238.0</text:p>
          </table:table-cell>
          <table:table-cell office:value-type="float" office:value="23.9999410686934" calcext:value-type="float">
            <text:p>23.999941068694</text:p>
          </table:table-cell>
          <table:table-cell table:number-columns-repeated="8"/>
        </table:table-row>
        <table:table-row table:style-name="ro1">
          <table:table-cell table:formula="of:=[.A239]+1" office:value-type="float" office:value="239" calcext:value-type="float">
            <text:p>239.0</text:p>
          </table:table-cell>
          <table:table-cell office:value-type="float" office:value="24.7342571761987" calcext:value-type="float">
            <text:p>24.734257176199</text:p>
          </table:table-cell>
          <table:table-cell table:number-columns-repeated="8"/>
        </table:table-row>
        <table:table-row table:style-name="ro1">
          <table:table-cell table:formula="of:=[.A240]+1" office:value-type="float" office:value="240" calcext:value-type="float">
            <text:p>240.0</text:p>
          </table:table-cell>
          <table:table-cell office:value-type="float" office:value="25.4127539980184" calcext:value-type="float">
            <text:p>25.412753998018</text:p>
          </table:table-cell>
          <table:table-cell table:number-columns-repeated="8"/>
        </table:table-row>
        <table:table-row table:style-name="ro1">
          <table:table-cell table:formula="of:=[.A241]+1" office:value-type="float" office:value="241" calcext:value-type="float">
            <text:p>241.0</text:p>
          </table:table-cell>
          <table:table-cell office:value-type="float" office:value="26.0240927660855" calcext:value-type="float">
            <text:p>26.024092766086</text:p>
          </table:table-cell>
          <table:table-cell table:number-columns-repeated="8"/>
        </table:table-row>
        <table:table-row table:style-name="ro1">
          <table:table-cell table:formula="of:=[.A242]+1" office:value-type="float" office:value="242" calcext:value-type="float">
            <text:p>242.0</text:p>
          </table:table-cell>
          <table:table-cell office:value-type="float" office:value="26.556934712333" calcext:value-type="float">
            <text:p>26.556934712333</text:p>
          </table:table-cell>
          <table:table-cell table:number-columns-repeated="8"/>
        </table:table-row>
        <table:table-row table:style-name="ro1">
          <table:table-cell table:formula="of:=[.A243]+1" office:value-type="float" office:value="243" calcext:value-type="float">
            <text:p>243.0</text:p>
          </table:table-cell>
          <table:table-cell office:value-type="float" office:value="26.999941068694" calcext:value-type="float">
            <text:p>26.999941068694</text:p>
          </table:table-cell>
          <table:table-cell table:number-columns-repeated="8"/>
        </table:table-row>
        <table:table-row table:style-name="ro1">
          <table:table-cell table:formula="of:=[.A244]+1" office:value-type="float" office:value="244" calcext:value-type="float">
            <text:p>244.0</text:p>
          </table:table-cell>
          <table:table-cell office:value-type="float" office:value="27.3458463299745" calcext:value-type="float">
            <text:p>27.345846329975</text:p>
          </table:table-cell>
          <table:table-cell table:number-columns-repeated="8"/>
        </table:table-row>
        <table:table-row table:style-name="ro1">
          <table:table-cell table:formula="of:=[.A245]+1" office:value-type="float" office:value="245" calcext:value-type="float">
            <text:p>245.0</text:p>
          </table:table-cell>
          <table:table-cell office:value-type="float" office:value="27.6032654565287" calcext:value-type="float">
            <text:p>27.603265456529</text:p>
          </table:table-cell>
          <table:table-cell table:number-columns-repeated="8"/>
        </table:table-row>
        <table:table-row table:style-name="ro1">
          <table:table-cell table:formula="of:=[.A246]+1" office:value-type="float" office:value="246" calcext:value-type="float">
            <text:p>246.0</text:p>
          </table:table-cell>
          <table:table-cell office:value-type="float" office:value="27.7850045591866" calcext:value-type="float">
            <text:p>27.785004559187</text:p>
          </table:table-cell>
          <table:table-cell table:number-columns-repeated="8"/>
        </table:table-row>
        <table:table-row table:style-name="ro1">
          <table:table-cell table:formula="of:=[.A247]+1" office:value-type="float" office:value="247" calcext:value-type="float">
            <text:p>247.0</text:p>
          </table:table-cell>
          <table:table-cell office:value-type="float" office:value="27.9038108044963" calcext:value-type="float">
            <text:p>27.903810804496</text:p>
          </table:table-cell>
          <table:table-cell table:number-columns-repeated="8"/>
        </table:table-row>
        <table:table-row table:style-name="ro1">
          <table:table-cell table:formula="of:=[.A248]+1" office:value-type="float" office:value="248" calcext:value-type="float">
            <text:p>248.0</text:p>
          </table:table-cell>
          <table:table-cell office:value-type="float" office:value="27.9724313590056" calcext:value-type="float">
            <text:p>27.972431359006</text:p>
          </table:table-cell>
          <table:table-cell table:number-columns-repeated="8"/>
        </table:table-row>
        <table:table-row table:style-name="ro1">
          <table:table-cell table:formula="of:=[.A249]+1" office:value-type="float" office:value="249" calcext:value-type="float">
            <text:p>249.0</text:p>
          </table:table-cell>
          <table:table-cell office:value-type="float" office:value="28" calcext:value-type="float">
            <text:p>28.000000000000</text:p>
          </table:table-cell>
          <table:table-cell table:number-columns-repeated="8"/>
        </table:table-row>
        <table:table-row table:style-name="ro1">
          <table:table-cell table:formula="of:=[.A250]+1" office:value-type="float" office:value="250" calcext:value-type="float">
            <text:p>250.0</text:p>
          </table:table-cell>
          <table:table-cell office:value-type="float" office:value="28" calcext:value-type="float">
            <text:p>28.000000000000</text:p>
          </table:table-cell>
          <table:table-cell table:number-columns-repeated="8"/>
        </table:table-row>
        <table:table-row table:style-name="ro1">
          <table:table-cell table:formula="of:=[.A251]+1" office:value-type="float" office:value="251" calcext:value-type="float">
            <text:p>251.0</text:p>
          </table:table-cell>
          <table:table-cell office:value-type="float" office:value="28" calcext:value-type="float">
            <text:p>28.000000000000</text:p>
          </table:table-cell>
          <table:table-cell table:number-columns-repeated="8"/>
        </table:table-row>
        <table:table-row table:style-name="ro1">
          <table:table-cell table:formula="of:=[.A252]+1" office:value-type="float" office:value="252" calcext:value-type="float">
            <text:p>252.0</text:p>
          </table:table-cell>
          <table:table-cell office:value-type="float" office:value="28" calcext:value-type="float">
            <text:p>28.000000000000</text:p>
          </table:table-cell>
          <table:table-cell table:number-columns-repeated="8"/>
        </table:table-row>
        <table:table-row table:style-name="ro1" table:number-rows-repeated="104832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E130:Sheet1.E1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09:25:19.135618768</meta:creation-date>
    <dc:date>2020-04-10T16:41:56.941602219</dc:date>
    <meta:editing-duration>PT33M53S</meta:editing-duration>
    <meta:editing-cycles>5</meta:editing-cycles>
    <meta:generator>LibreOffice/6.0.7.3$Linux_X86_64 LibreOffice_project/00m0$Build-3</meta:generator>
    <meta:document-statistic meta:table-count="1" meta:cell-count="6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2" loext:min-decimal-places="1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22">
      <style:chart-properties chart:display-label="true" chart:logarithmic="false" chart:maximum="25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aximum="25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977cm" svg:height="23.119cm" xlink:href=".." xlink:type="simple" chart:class="chart:scatter" chart:style-name="ch1">
        <chart:legend chart:legend-position="end" svg:x="27.125cm" svg:y="11.26cm" style:legend-expansion="high" chart:style-name="ch2"/>
        <chart:plot-area chart:style-name="ch3" table:cell-range-address="Sheet1.A1:Sheet1.B253" svg:x="2.722cm" svg:y="0.497cm" svg:width="25.893cm" svg:height="21.675cm">
          <chartooo:coordinate-region svg:x="3.106cm" svg:y="0.697cm" svg:width="25.084cm" svg:height="21.2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53" chart:class="chart:scatter">
            <chart:domain table:cell-range-address="Sheet1.A1:Sheet1.A253"/>
            <chart:data-point chart:repeated="2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53</svg:desc>
                </draw:g>
              </table:table-cell>
              <table:table-cell office:value-type="float" office:value="28">
                <text:p>28</text:p>
                <draw:g>
                  <svg:desc>Sheet1.B1:Sheet1.B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7.9724313590056">
                <text:p>27.9724313590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7.9038108044963">
                <text:p>27.9038108044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7.7850045591866">
                <text:p>27.7850045591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7.6032654565287">
                <text:p>27.6032654565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7.3458463299745">
                <text:p>27.3458463299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6.999941068694">
                <text:p>26.999941068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6.556934712333">
                <text:p>26.556934712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6.0240927660855">
                <text:p>26.0240927660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5.4127539980184">
                <text:p>25.4127539980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4.7342571761987">
                <text:p>24.7342571761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3.9999410686934">
                <text:p>23.9999410686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.4175828986439">
                <text:p>23.4175828986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.5245054449647">
                <text:p>22.5245054449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1.617920619619">
                <text:p>21.617920619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.7291362312475">
                <text:p>20.7291362312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.856910088491">
                <text:p>19.856910088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.99999999999">
                <text:p>18.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.1571637743853">
                <text:p>18.15716377438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7.3271592203176">
                <text:p>17.3271592203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.5087441464275">
                <text:p>16.5087441464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5.7006763613558">
                <text:p>15.7006763613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4.9017136737431">
                <text:p>14.9017136737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4.1106138922301">
                <text:p>14.11061389223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.3261348254575">
                <text:p>13.3261348254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2.547034282066">
                <text:p>12.5470342820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.7720700706963">
                <text:p>11.7720700706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.999999999989">
                <text:p>10.999999999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.2304166836709">
                <text:p>10.23041668367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.46625195569854">
                <text:p>9.46625195569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.71127245514698">
                <text:p>8.711272455146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.969244821075">
                <text:p>7.969244821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.24393569254138">
                <text:p>7.24393569254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.53911170860494">
                <text:p>6.53911170860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.85853950832449">
                <text:p>5.85853950832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.20598573075885">
                <text:p>5.205985730758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.58521701496682">
                <text:p>4.58521701496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.00000000000721">
                <text:p>4.00000000000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45350030151023">
                <text:p>3.45350030151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.94647944148595">
                <text:p>2.946479441485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4790979184899">
                <text:p>2.47909791848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05151623109059">
                <text:p>2.05151623109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66389487785652">
                <text:p>1.663894877856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3163943573562">
                <text:p>1.31639435735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00917516815813">
                <text:p>1.00917516815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42397808830817">
                <text:p>0.7423978088308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16222777942764">
                <text:p>0.5162227779427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30810574062496">
                <text:p>0.330810574062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86321695758506">
                <text:p>0.1863216957585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829166415992928">
                <text:p>0.0829166415992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0755910153377">
                <text:p>0.020755910153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20755910153377">
                <text:p>0.0207559101533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829166415992928">
                <text:p>0.08291664159929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186321695758506">
                <text:p>0.1863216957585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330810574062496">
                <text:p>0.3308105740624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516222777942764">
                <text:p>0.5162227779427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742397808830817">
                <text:p>0.7423978088308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.00917516815813">
                <text:p>1.009175168158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.3163943573562">
                <text:p>1.3163943573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.66389487785652">
                <text:p>1.663894877856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.05151623109059">
                <text:p>2.051516231090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.4790979184899">
                <text:p>2.47909791848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.94647944148595">
                <text:p>2.946479441485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3.45350030151023">
                <text:p>3.453500301510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4.00000000000721">
                <text:p>4.000000000007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4.58521701496682">
                <text:p>4.585217014966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5.20598573075885">
                <text:p>5.205985730758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5.85853950832449">
                <text:p>5.858539508324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6.53911170860494">
                <text:p>6.539111708604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7.24393569254138">
                <text:p>7.243935692541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7.969244821075">
                <text:p>7.9692448210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8.71127245514698">
                <text:p>8.711272455146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9.46625195569854">
                <text:p>9.466251955698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0.2304166836709">
                <text:p>10.23041668367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0.999999999989">
                <text:p>10.9999999999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1.7720700706963">
                <text:p>11.7720700706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2.547034282066">
                <text:p>12.5470342820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3.3261348254575">
                <text:p>13.32613482545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4.1106138922301">
                <text:p>14.11061389223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4.9017136737431">
                <text:p>14.90171367374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5.7006763613558">
                <text:p>15.70067636135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6.5087441464275">
                <text:p>16.50874414642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7.3271592203176">
                <text:p>17.32715922031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8.1571637743853">
                <text:p>18.15716377438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8.99999999999">
                <text:p>18.999999999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9.856910088491">
                <text:p>19.8569100884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0.7291362312475">
                <text:p>20.72913623124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1.617920619619">
                <text:p>21.6179206196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2.5245054449647">
                <text:p>22.52450544496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.4175828986439">
                <text:p>23.41758289864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.9999410686934">
                <text:p>23.99994106869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.7342571761987">
                <text:p>24.73425717619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5.4127539980184">
                <text:p>25.41275399801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6.0240927660855">
                <text:p>26.02409276608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6.556934712333">
                <text:p>26.556934712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6.999941068694">
                <text:p>26.9999410686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7.3458463299745">
                <text:p>27.34584632997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7.6032654565287">
                <text:p>27.60326545652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7.7850045591866">
                <text:p>27.78500455918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7.9038108044963">
                <text:p>27.90381080449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7.9724313590056">
                <text:p>27.97243135900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